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2.188cm" fo:min-width="7.12cm"/>
    </style:style>
    <style:style style:name="gr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355cm" fo:min-width="7.12cm"/>
    </style:style>
    <style:style style:name="gr4" style:family="graphic" style:parent-style-name="standard">
      <style:graphic-properties draw:fill-color="#800000" draw:opacity="20%" draw:textarea-horizontal-align="justify" draw:textarea-vertical-align="middle" draw:auto-grow-height="false" draw:shadow-opacity="2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592cm" fo:min-width="7.12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222cm" fo:min-width="7.12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619cm" fo:min-width="7.12cm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78cm" fo:min-width="7.12cm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164cm" fo:min-width="7.12cm"/>
    </style:style>
    <style:style style:name="gr13" style:family="graphic" style:parent-style-name="standard">
      <style:graphic-properties draw:stroke="solid" draw:fill="solid" draw:fill-color="#ffffff" fo:min-height="3.99cm"/>
    </style:style>
    <style:style style:name="gr14" style:family="graphic" style:parent-style-name="standard">
      <style:graphic-properties draw:stroke="solid" draw:fill="solid" draw:fill-color="#ffffff" fo:min-height="19.816cm"/>
    </style:style>
    <style:style style:name="pr1" style:family="presentation" style:parent-style-name="oranssi-subtitle">
      <style:graphic-properties draw:fill-color="#ffffff" fo:min-height="17.935cm"/>
    </style:style>
    <style:style style:name="pr2" style:family="presentation" style:parent-style-name="oranssi-notes">
      <style:graphic-properties draw:fill-color="#ffffff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notes">
      <style:graphic-properties draw:fill-color="#ffffff" draw:auto-grow-height="true" fo:min-height="12.572cm"/>
    </style:style>
    <style:style style:name="pr6" style:family="presentation" style:parent-style-name="oranssi-notes">
      <style:graphic-properties draw:fill-color="#ffffff" draw:auto-grow-height="true" fo:min-height="13.364cm"/>
    </style:style>
    <style:style style:name="pr7" style:family="presentation" style:parent-style-name="oranssi-outline1">
      <style:graphic-properties fo:min-height="4.991cm"/>
    </style:style>
    <style:style style:name="pr8" style:family="presentation" style:parent-style-name="oranssi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6.3999996185303pt"/>
    </style:style>
    <style:style style:name="P3" style:family="paragraph">
      <style:text-properties fo:font-size="18pt"/>
    </style:style>
    <style:style style:name="P4" style:family="paragraph">
      <style:text-properties fo:font-family="'Courier 10 Pitch'" style:font-pitch="fixed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family="'Courier 10 Pitch'" style:font-pitch="fixed" fo:font-size="16pt" style:font-size-asian="16pt" style:font-size-complex="16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family="'Courier 10 Pitch'" style:font-pitch="fixed" fo:font-size="14pt" style:font-size-asian="14pt" style:font-size-complex="14pt"/>
    </style:style>
    <style:style style:name="P11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P13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ff000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000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color="#ff0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family="'Courier 10 Pitch'" style:font-pitch="fixed" fo:font-size="14pt" fo:font-weight="bold" style:font-size-asian="14pt" style:font-size-complex="14pt"/>
    </style:style>
    <style:style style:name="T27" style:family="text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fo:font-size="28pt" fo:font-style="normal" style:font-size-asian="28pt" style:font-style-asian="normal" style:font-size-complex="28pt" style:font-style-complex="normal"/>
    </style:style>
    <style:style style:name="T30" style:family="text">
      <style:text-properties fo:font-size="26pt" fo:font-style="normal" style:font-size-asian="26pt" style:font-style-asian="normal" style:font-size-complex="26pt" style:font-style-complex="normal"/>
    </style:style>
    <style:style style:name="T31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size="28pt" fo:font-style="italic" style:font-size-asian="28pt" style:font-style-asian="italic" style:font-size-complex="28pt" style:font-style-complex="italic"/>
    </style:style>
    <style:style style:name="T34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family="'Courier New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36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Dynamic Abstractions</text:span></text:p>
            <text:p><text:span text:style-name="T1">in Céu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2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5.258cm" svg:x="1.4cm" svg:y="4.914cm" presentation:class="outline" presentation:user-transformed="true">
          <draw:text-box>
            <text:list text:style-name="L2">
              <text:list-item>
                <text:p>Network is dynamic</text:p>
                <text:list>
                  <text:list-item>
                    <text:p>variable number of neighbors</text:p>
                  </text:list-item>
                  <text:list-item>
                    <text:p>adaptive/probabilistic protocols</text:p>
                    <text:p><text:span text:style-name="T2"/></text:p>
                  </text:list-item>
                </text:list>
              </text:list-item>
              <text:list-item>
                <text:p>WSNs are not hard real-time systems</text:p>
                <text:list>
                  <text:list-item>
                    <text:p>can cope w/ allocation failures (e.g. a packet drop)</text:p>
                  </text:list-item>
                  <text:list-item>
                    <text:p>not sensitive to small run-time overheads</text:p>
                  </text:list-item>
                </text:list>
              </text:list-item>
              <text:list-item>
                <text:p>Examples</text:p>
                <text:list>
                  <text:list-item>
                    <text:p>Packet Forwarders: <text:span text:style-name="T3">SRP</text:span>, <text:span text:style-name="T3">basestation, CoAP</text:span></text:p>
                  </text:list-item>
                  <text:list-item>
                    <text:p>? ?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4.495cm" svg:x="1.4cm" svg:y="4.914cm" presentation:class="outline" presentation:user-transformed="true">
          <draw:text-box>
            <text:list text:style-name="L2">
              <text:list-item>
                <text:p>Hard to program</text:p>
                <text:list>
                  <text:list-item>
                    <text:p><text:span text:style-name="T3">malloc</text:span> / <text:span text:style-name="T3">free</text:span></text:p>
                  </text:list-item>
                  <text:list-item>
                    <text:p>pointers</text:p>
                  </text:list-item>
                  <text:list-item>
                    <text:p>no garbage collector</text:p>
                    <text:p/>
                  </text:list-item>
                </text:list>
              </text:list-item>
              <text:list-item>
                <text:p>Little memory</text:p>
                <text:list>
                  <text:list-item>
                    <text:p>fragmentation</text:p>
                  </text:list-item>
                  <text:list-item>
                    <text:p>leaks</text:p>
                  </text:list-item>
                  <text:list-item>
                    <text:p>corruption heap vs sta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Back to “Hello World!”</text:span></text:p>
          </draw:text-box>
        </draw:frame>
        <draw:frame draw:style-name="gr2" draw:text-style-name="P4" draw:layer="layout" svg:width="8.13cm" svg:height="2.525cm" svg:x="3.04cm" svg:y="9.16cm">
          <draw:text-box>
            <text:p text:style-name="P3"><text:span text:style-name="T4"><text:s/></text:span><text:span text:style-name="T4">every</text:span><text:span text:style-name="T5"> 1s </text:span><text:span text:style-name="T4">do</text:span></text:p>
            <text:p text:style-name="P3"><text:span text:style-name="T4"><text:s text:c="4"/></text:span><text:span text:style-name="T5">_led_toggle(1);</text:span></text:p>
            <text:p text:style-name="P3"><text:span text:style-name="T4"><text:s/></text:span><text:span text:style-name="T4">end</text:span></text:p>
          </draw:text-box>
        </draw:frame>
        <draw:frame draw:style-name="gr3" draw:text-style-name="P4" draw:layer="layout" svg:width="9.908cm" svg:height="7.605cm" svg:x="15.238cm" svg:y="6.873cm">
          <draw:text-box>
            <text:p text:style-name="P3"><text:span text:style-name="T4"><text:s/></text:span><text:span text:style-name="T4">par do</text:span></text:p>
            <text:p text:style-name="P3"><text:span text:style-name="T4"><text:s text:c="4"/></text:span><text:span text:style-name="T4">every</text:span><text:span text:style-name="T5"> </text:span><text:span text:style-name="T6">1s</text:span><text:span text:style-name="T5"> </text:span><text:span text:style-name="T4">do</text:span></text:p>
            <text:p text:style-name="P3"><text:span text:style-name="T4"><text:s text:c="7"/></text:span><text:span text:style-name="T5">_led_toggle(</text:span><text:span text:style-name="T6">1</text:span><text:span text:style-name="T5">);</text:span></text:p>
            <text:p text:style-name="P3"><text:span text:style-name="T4"><text:s text:c="4"/></text:span><text:span text:style-name="T4">end</text:span></text:p>
            <text:p text:style-name="P3"><text:span text:style-name="T4"><text:s/></text:span><text:span text:style-name="T4">with</text:span></text:p>
            <text:p text:style-name="P3"><text:span text:style-name="T4"><text:s text:c="4"/></text:span><text:span text:style-name="T4">every </text:span><text:span text:style-name="T6">500ms</text:span><text:span text:style-name="T5"> </text:span><text:span text:style-name="T4">do</text:span></text:p>
            <text:p text:style-name="P3"><text:span text:style-name="T4"><text:s text:c="7"/></text:span><text:span text:style-name="T5">_led_toggle(</text:span><text:span text:style-name="T6">2</text:span><text:span text:style-name="T5">);</text:span></text:p>
            <text:p text:style-name="P3"><text:span text:style-name="T5"><text:s text:c="4"/></text:span><text:span text:style-name="T4">end</text:span></text:p>
            <text:p text:style-name="P3"><text:span text:style-name="T4"><text:s/></text:span><text:span text:style-name="T4">end</text:span></text:p>
          </draw:text-box>
        </draw:frame>
        <draw:custom-shape draw:style-name="gr4" draw:text-style-name="P5" draw:layer="layout" svg:width="7.874cm" svg:height="2.286cm" svg:x="16.51cm" svg:y="7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874cm" svg:height="2.286cm" svg:x="16.51cm" svg:y="10.7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17cm" svg:y1="10.414cm" svg:x2="16.51cm" svg:y2="8.89cm">
          <text:p/>
        </draw:line>
        <draw:line draw:style-name="gr5" draw:text-style-name="P5" draw:layer="layout" svg:x1="11.17cm" svg:y1="10.414cm" svg:x2="16.51cm" svg:y2="11.93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The need for abstraction</text:span></text:p>
          </draw:text-box>
        </draw:frame>
        <draw:frame draw:style-name="gr6" draw:text-style-name="P4" draw:layer="layout" svg:width="9.406cm" svg:height="5.842cm" svg:x="1.516cm" svg:y="8.736cm">
          <draw:text-box>
            <text:p text:style-name="P3"><text:span text:style-name="T4"><text:s/></text:span><text:span text:style-name="T4">par/or do</text:span></text:p>
            <text:p text:style-name="P3"><text:span text:style-name="T4"><text:s text:c="4"/></text:span><text:span text:style-name="T4">every</text:span><text:span text:style-name="T5"> 1s </text:span><text:span text:style-name="T4">do</text:span></text:p>
            <text:p text:style-name="P3"><text:span text:style-name="T4"><text:s text:c="7"/></text:span><text:span text:style-name="T5">_led_toggle(1);</text:span></text:p>
            <text:p text:style-name="P3"><text:span text:style-name="T4"><text:s text:c="4"/></text:span><text:span text:style-name="T4">end</text:span></text:p>
            <text:p text:style-name="P3"><text:span text:style-name="T4"><text:s/></text:span><text:span text:style-name="T4">with</text:span></text:p>
            <text:p text:style-name="P3"><text:span text:style-name="T4"><text:s text:c="4"/></text:span><text:span text:style-name="T4">await </text:span><text:span text:style-name="T5">stop;</text:span></text:p>
            <text:p text:style-name="P3"><text:span text:style-name="T4"><text:s/></text:span><text:span text:style-name="T4">end</text:span></text:p>
          </draw:text-box>
        </draw:frame>
        <draw:frame draw:style-name="gr3" draw:text-style-name="P4" draw:layer="layout" svg:width="11.94cm" svg:height="13.895cm" svg:x="15.138cm" svg:y="5.273cm">
          <draw:text-box>
            <text:p text:style-name="P3"><text:span text:style-name="T7"><text:s/></text:span><text:span text:style-name="T7">par do</text:span></text:p>
            <text:p text:style-name="P3"><text:span text:style-name="T7"><text:s text:c="4"/></text:span><text:span text:style-name="T7">par/or do</text:span></text:p>
            <text:p text:style-name="P3"><text:span text:style-name="T7"><text:s text:c="7"/></text:span><text:span text:style-name="T7">every</text:span><text:span text:style-name="T8"> </text:span><text:span text:style-name="T9">1s</text:span><text:span text:style-name="T8"> </text:span><text:span text:style-name="T7">do</text:span></text:p>
            <text:p text:style-name="P3"><text:span text:style-name="T7"><text:s text:c="10"/></text:span><text:span text:style-name="T8">_led_toggle(</text:span><text:span text:style-name="T9">1</text:span><text:span text:style-name="T8">);</text:span></text:p>
            <text:p text:style-name="P3"><text:span text:style-name="T7"><text:s text:c="7"/></text:span><text:span text:style-name="T7">end</text:span></text:p>
            <text:p text:style-name="P3"><text:span text:style-name="T7"><text:s text:c="4"/></text:span><text:span text:style-name="T7">with</text:span></text:p>
            <text:p text:style-name="P3"><text:span text:style-name="T7"><text:s text:c="7"/></text:span><text:span text:style-name="T7">await </text:span><text:span text:style-name="T9">stop1</text:span><text:span text:style-name="T8">;</text:span></text:p>
            <text:p text:style-name="P3"><text:span text:style-name="T7"><text:s text:c="4"/></text:span><text:span text:style-name="T7">end</text:span></text:p>
            <text:p text:style-name="P3"><text:span text:style-name="T7"><text:s text:c="2"/></text:span><text:span text:style-name="T7">with</text:span></text:p>
            <text:p text:style-name="P3"><text:span text:style-name="T7"><text:s text:c="4"/></text:span><text:span text:style-name="T7">par/or do</text:span></text:p>
            <text:p text:style-name="P3"><text:span text:style-name="T7"><text:s text:c="7"/></text:span><text:span text:style-name="T7">every</text:span><text:span text:style-name="T8"> </text:span><text:span text:style-name="T9">500ms</text:span><text:span text:style-name="T8"> </text:span><text:span text:style-name="T7">do</text:span></text:p>
            <text:p text:style-name="P3"><text:span text:style-name="T7"><text:s text:c="10"/></text:span><text:span text:style-name="T8">_led_toggle(</text:span><text:span text:style-name="T9">2</text:span><text:span text:style-name="T8">);</text:span></text:p>
            <text:p text:style-name="P3"><text:span text:style-name="T7"><text:s text:c="7"/></text:span><text:span text:style-name="T7">end</text:span></text:p>
            <text:p text:style-name="P3"><text:span text:style-name="T7"><text:s text:c="4"/></text:span><text:span text:style-name="T7">with</text:span></text:p>
            <text:p text:style-name="P3"><text:span text:style-name="T7"><text:s text:c="7"/></text:span><text:span text:style-name="T7">await </text:span><text:span text:style-name="T9">stop2</text:span><text:span text:style-name="T8">;</text:span></text:p>
            <text:p text:style-name="P3"><text:span text:style-name="T7"><text:s text:c="4"/></text:span><text:span text:style-name="T7">end</text:span></text:p>
            <text:p text:style-name="P3"><text:span text:style-name="T7"><text:s text:c="2"/></text:span><text:span text:style-name="T7">end</text:span></text:p>
            <text:p text:style-name="P3"><text:span text:style-name="T4"/></text:p>
          </draw:text-box>
        </draw:frame>
        <draw:line draw:style-name="gr5" draw:text-style-name="P5" draw:layer="layout" svg:x1="10.922cm" svg:y1="11.684cm" svg:x2="16.51cm" svg:y2="8.89cm">
          <text:p/>
        </draw:line>
        <draw:line draw:style-name="gr5" draw:text-style-name="P5" draw:layer="layout" svg:x1="10.922cm" svg:y1="11.684cm" svg:x2="16.51cm" svg:y2="14.986cm">
          <text:p/>
        </draw:line>
        <draw:custom-shape draw:style-name="gr4" draw:text-style-name="P5" draw:layer="layout" svg:width="9.144cm" svg:height="5.28cm" svg:x="16.51cm" svg:y="6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144cm" svg:height="5.28cm" svg:x="16.51cm" svg:y="12.27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custom-shape draw:style-name="gr4" draw:text-style-name="P5" draw:layer="layout" svg:width="12.192cm" svg:height="6.858cm" svg:x="2.286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192cm" svg:height="6.697cm" svg:x="2.286cm" svg:y="11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Abstractions in Céu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xplicit state</text:p>
                <text:list>
                  <text:list-item>
                    <text:p>data members</text:p>
                  </text:list-item>
                </text:list>
              </text:list-item>
              <text:list-item>
                <text:p>Signaling</text:p>
                <text:list>
                  <text:list-item>
                    <text:p>internal events</text:p>
                  </text:list-item>
                </text:list>
              </text:list-item>
              <text:list-item>
                <text:p>Implicit state</text:p>
                <text:list>
                  <text:list-item>
                    <text:p>point of execution</text:p>
                  </text:list-item>
                </text:list>
              </text:list-item>
              <text:list-item>
                <text:p>Environment</text:p>
                <text:list>
                  <text:list-item>
                    <text:p>independence</text:p>
                  </text:list-item>
                </text:list>
              </text:list-item>
            </text:list>
          </draw:text-box>
        </draw:frame>
        <draw:frame presentation:style-name="pr7" draw:layer="layout" svg:width="9.652cm" svg:height="4.991cm" svg:x="16.002cm" svg:y="5.615cm" presentation:class="outline" presentation:user-transformed="true">
          <draw:text-box>
            <text:list text:style-name="L2">
              <text:list-item>
                <text:p>O.O</text:p>
                <text:list>
                  <text:list-item>
                    <text:p>fields</text:p>
                  </text:list-item>
                  <text:list-item>
                    <text:p>methods</text:p>
                  </text:list-item>
                </text:list>
              </text:list-item>
            </text:list>
          </draw:text-box>
        </draw:frame>
        <draw:frame presentation:style-name="pr7" draw:layer="layout" svg:width="10.922cm" svg:height="5.851cm" svg:x="16.002cm" svg:y="11.916cm" presentation:class="outline" presentation:user-transformed="true">
          <draw:text-box>
            <text:list text:style-name="L2">
              <text:list-item>
                <text:p>Thread</text:p>
                <text:list>
                  <text:list-item>
                    <text:p>context</text:p>
                  </text:list-item>
                  <text:list-item>
                    <text:p>independent exec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Céu Organisms</text:span></text:p>
          </draw:text-box>
        </draw:frame>
        <draw:frame draw:style-name="gr7" draw:text-style-name="P4" draw:layer="layout" svg:width="9.814cm" svg:height="5.748cm" svg:x="1.616cm" svg:y="7.436cm">
          <draw:text-box>
            <text:p text:style-name="P3"><text:span text:style-name="T4"><text:s/></text:span><text:span text:style-name="T4">class </text:span><text:span text:style-name="T5">&lt;ID&gt;</text:span><text:span text:style-name="T4"> with</text:span></text:p>
            <text:p text:style-name="P3"><text:span text:style-name="T4"><text:s text:c="4"/></text:span><text:span text:style-name="T5">&lt;interface&gt;</text:span></text:p>
            <text:p text:style-name="P3"><text:span text:style-name="T10"><text:s text:c="7"/></text:span><text:span text:style-name="T10">// variables</text:span></text:p>
            <text:p text:style-name="P3"><text:span text:style-name="T10"><text:s text:c="7"/></text:span><text:span text:style-name="T10">// internal events</text:span></text:p>
            <text:p text:style-name="P3"><text:span text:style-name="T5"><text:s/></text:span><text:span text:style-name="T4">do</text:span></text:p>
            <text:p text:style-name="P3"><text:span text:style-name="T5"><text:s text:c="4"/></text:span><text:span text:style-name="T5">&lt;body&gt;</text:span></text:p>
            <text:p text:style-name="P3"><text:span text:style-name="T11"><text:s text:c="7"/></text:span><text:span text:style-name="T11">// Céu code</text:span></text:p>
            <text:p text:style-name="P3"><text:span text:style-name="T5"><text:s/></text:span><text:span text:style-name="T4">end</text:span></text:p>
          </draw:text-box>
        </draw:frame>
        <draw:frame draw:style-name="gr8" draw:text-style-name="P4" draw:layer="layout" svg:width="12.04cm" svg:height="6.335cm" svg:x="1.808cm" svg:y="13.885cm">
          <draw:text-box>
            <text:p text:style-name="P3"><text:span text:style-name="T7"><text:s/></text:span><text:span text:style-name="T7">class </text:span><text:span text:style-name="T8">BlinkA</text:span><text:span text:style-name="T7"> with</text:span></text:p>
            <text:p text:style-name="P3"><text:span text:style-name="T7"><text:s text:c="4"/></text:span><text:span text:style-name="T7">var int</text:span><text:span text:style-name="T8"> id;</text:span></text:p>
            <text:p text:style-name="P3"><text:span text:style-name="T8"><text:s text:c="4"/></text:span><text:span text:style-name="T7">var int </text:span><text:span text:style-name="T8">dt;</text:span></text:p>
            <text:p text:style-name="P3"><text:span text:style-name="T8"><text:s/></text:span><text:span text:style-name="T7">do</text:span></text:p>
            <text:p text:style-name="P3"><text:span text:style-name="T7"><text:s text:c="4"/></text:span><text:span text:style-name="T7">every</text:span><text:span text:style-name="T8"> (</text:span><text:span text:style-name="T12">this</text:span><text:span text:style-name="T8">.dt)ms </text:span><text:span text:style-name="T7">do</text:span></text:p>
            <text:p text:style-name="P3"><text:span text:style-name="T7"><text:s text:c="7"/></text:span><text:span text:style-name="T8">_led_toggle(</text:span><text:span text:style-name="T12">this</text:span><text:span text:style-name="T8">.id);</text:span></text:p>
            <text:p text:style-name="P3"><text:span text:style-name="T7"><text:s text:c="4"/></text:span><text:span text:style-name="T7">end</text:span></text:p>
            <text:p text:style-name="P3"><text:span text:style-name="T7"><text:s/></text:span><text:span text:style-name="T7">end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<text:span text:style-name="T3">Organism</text:span> <text:span text:style-name="T13">~</text:span> <text:span text:style-name="T3">Object</text:span>+<text:span text:style-name="T3">Thread</text:span></text:p>
              </text:list-item>
            </text:list>
          </draw:text-box>
        </draw:frame>
        <draw:frame draw:style-name="gr8" draw:text-style-name="P4" draw:layer="layout" svg:width="12.392cm" svg:height="10.105cm" svg:x="14.786cm" svg:y="7.358cm">
          <draw:text-box>
            <text:p text:style-name="P3"><text:span text:style-name="T7"><text:s/></text:span><text:span text:style-name="T7">class </text:span><text:span text:style-name="T8">BlinkB</text:span><text:span text:style-name="T7"> with</text:span></text:p>
            <text:p text:style-name="P3"><text:span text:style-name="T7"><text:s text:c="4"/></text:span><text:span text:style-name="T7">var int</text:span><text:span text:style-name="T8"> id;</text:span></text:p>
            <text:p text:style-name="P3"><text:span text:style-name="T8"><text:s text:c="4"/></text:span><text:span text:style-name="T7">var int </text:span><text:span text:style-name="T8">dt;</text:span></text:p>
            <text:p text:style-name="P3"><text:span text:style-name="T8"><text:s text:c="4"/></text:span><text:span text:style-name="T7">event void</text:span><text:span text:style-name="T8"> stop;</text:span></text:p>
            <text:p text:style-name="P3"><text:span text:style-name="T8"><text:s/></text:span><text:span text:style-name="T7">do</text:span></text:p>
            <text:p text:style-name="P3"><text:span text:style-name="T7"><text:s text:c="4"/></text:span><text:span text:style-name="T7">par/or do</text:span></text:p>
            <text:p text:style-name="P3"><text:span text:style-name="T7"><text:s text:c="7"/></text:span><text:span text:style-name="T7">every</text:span><text:span text:style-name="T8"> (</text:span><text:span text:style-name="T12">this</text:span><text:span text:style-name="T8">.dt)ms </text:span><text:span text:style-name="T7">do</text:span></text:p>
            <text:p text:style-name="P3"><text:span text:style-name="T7"><text:s text:c="10"/></text:span><text:span text:style-name="T8">_led_toggle(</text:span><text:span text:style-name="T12">this</text:span><text:span text:style-name="T8">.id);</text:span></text:p>
            <text:p text:style-name="P3"><text:span text:style-name="T7"><text:s text:c="7"/></text:span><text:span text:style-name="T7">end</text:span></text:p>
            <text:p text:style-name="P3"><text:span text:style-name="T7"><text:s text:c="4"/></text:span><text:span text:style-name="T7">with</text:span></text:p>
            <text:p text:style-name="P3"><text:span text:style-name="T7"><text:s text:c="7"/></text:span><text:span text:style-name="T7">await </text:span><text:span text:style-name="T12">this</text:span><text:span text:style-name="T8">.stop;</text:span></text:p>
            <text:p text:style-name="P3"><text:span text:style-name="T7"><text:s text:c="4"/></text:span><text:span text:style-name="T7">end</text:span></text:p>
            <text:p text:style-name="P3"><text:span text:style-name="T7"><text:s/></text:span><text:span text:style-name="T7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Creating Instances</text:span></text:p>
          </draw:text-box>
        </draw:frame>
        <draw:frame presentation:style-name="pr4" draw:layer="layout" svg:width="25.199cm" svg:height="14.391cm" svg:x="1.401cm" svg:y="4.915cm" presentation:class="outline" presentation:user-transformed="true">
          <draw:text-box>
            <text:list text:style-name="L4">
              <text:list-item>
                <text:p><text:span text:style-name="T14"><text:s/></text:span><text:span text:style-name="T14">Declaring a variable of type &lt;Class&gt;</text:span></text:p>
              </text:list-item>
              <text:list-item>
                <text:p><text:span text:style-name="T14"><text:s/></text:span><text:span text:style-name="T14">Using the </text:span><text:span text:style-name="T15">new</text:span><text:span text:style-name="T16"> &lt;Class&gt; operator</text:span></text:p>
              </text:list-item>
              <text:list-item>
                <text:p><text:span text:style-name="T16"><text:s/></text:span><text:span text:style-name="T16">Using the </text:span><text:span text:style-name="T15">spawn</text:span><text:span text:style-name="T16"> &lt;Class&gt; operator</text:span></text:p>
              </text:list-item>
            </text:list>
            <text:list text:style-name="L2">
              <text:list-header>
                <text:p><text:span text:style-name="T17"/></text:p>
              </text:list-header>
              <text:list-item>
                <text:p><text:span text:style-name="T17">Regardless of the method, all instances are lexically scoped.</text:span></text:p>
                <text:list>
                  <text:list-item>
                    <text:p><text:span text:style-name="T18">no need for a </text:span><text:span text:style-name="T19">free</text:span><text:span text:style-name="T18"> primitive (nor a GC)</text:span></text:p>
                  </text:list-item>
                </text:list>
              </text:list-item>
              <text:list-item>
                <text:p><text:span text:style-name="T17">Dynamic instances can be statically allocated (optional, but recommended)</text:span><text:span text:style-name="T17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nces: <text:span text:style-name="T20">var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4">Declaring a variable of type &lt;Class&gt;</text:span></text:p>
              </text:list-item>
            </text:list>
          </draw:text-box>
        </draw:frame>
        <draw:frame draw:style-name="gr2" draw:text-style-name="P8" draw:layer="layout" svg:width="12.186cm" svg:height="7.654cm" svg:x="1.784cm" svg:y="12.832cm">
          <draw:text-box>
            <text:p text:style-name="P7"><text:span text:style-name="T21"><text:s/></text:span><text:span text:style-name="T21">do</text:span></text:p>
            <text:p text:style-name="P7"><text:span text:style-name="T21"><text:s text:c="4"/></text:span><text:span text:style-name="T21">var </text:span><text:span text:style-name="T22">BlinkA b1 </text:span><text:span text:style-name="T21">with</text:span></text:p>
            <text:p text:style-name="P7"><text:span text:style-name="T21"><text:s text:c="7"/></text:span><text:span text:style-name="T21">this</text:span><text:span text:style-name="T22">.id = 1;</text:span></text:p>
            <text:p text:style-name="P7"><text:span text:style-name="T22"><text:s text:c="7"/></text:span><text:span text:style-name="T21">this</text:span><text:span text:style-name="T22">.dt = 5000;</text:span></text:p>
            <text:p text:style-name="P7"><text:span text:style-name="T22"><text:s text:c="4"/></text:span><text:span text:style-name="T21">end;</text:span></text:p>
            <text:p text:style-name="P7"><text:span text:style-name="T21"><text:s text:c="4"/></text:span><text:span text:style-name="T21">var </text:span><text:span text:style-name="T22">BlinkA b2 </text:span><text:span text:style-name="T21">with</text:span></text:p>
            <text:p text:style-name="P7"><text:span text:style-name="T21"><text:s text:c="7"/></text:span><text:span text:style-name="T21">this</text:span><text:span text:style-name="T22">.id =</text:span><text:span text:style-name="T22"> </text:span><text:span text:style-name="T22">2;</text:span></text:p>
            <text:p text:style-name="P7"><text:span text:style-name="T22"><text:s text:c="7"/></text:span><text:span text:style-name="T21">this</text:span><text:span text:style-name="T22">.dt = 2500;</text:span></text:p>
            <text:p text:style-name="P7"><text:span text:style-name="T22"><text:s text:c="4"/></text:span><text:span text:style-name="T21">end;</text:span></text:p>
            <text:p text:style-name="P7"><text:span text:style-name="T22"><text:s text:c="4"/></text:span><text:span text:style-name="T21">await FOREVER;</text:span></text:p>
            <text:p text:style-name="P7"><text:span text:style-name="T21">end</text:span></text:p>
          </draw:text-box>
        </draw:frame>
        <draw:frame draw:style-name="gr3" draw:text-style-name="P8" draw:layer="layout" svg:width="11.361cm" svg:height="11.641cm" svg:x="15.538cm" svg:y="7.674cm">
          <draw:text-box>
            <text:p text:style-name="P7"><text:span text:style-name="T23"><text:s/></text:span><text:span text:style-name="T24">do</text:span></text:p>
            <text:p text:style-name="P7"><text:span text:style-name="T24"><text:s text:c="4"/></text:span><text:span text:style-name="T23">b1.id = 1;</text:span></text:p>
            <text:p text:style-name="P7"><text:span text:style-name="T23"><text:s text:c="4"/></text:span><text:span text:style-name="T23">b1.dt = 5000;</text:span></text:p>
            <text:p text:style-name="P7"><text:span text:style-name="T23"><text:s text:c="4"/></text:span><text:span text:style-name="T23">b2.id = 2;</text:span></text:p>
            <text:p text:style-name="P7"><text:span text:style-name="T23"><text:s text:c="4"/></text:span><text:span text:style-name="T23">b2.dt = 2500;</text:span></text:p>
            <text:p text:style-name="P7"><text:span text:style-name="T21"><text:s text:c="4"/></text:span><text:span text:style-name="T21">par/or do</text:span></text:p>
            <text:p text:style-name="P7"><text:span text:style-name="T21"><text:s text:c="7"/></text:span><text:span text:style-name="T21">every</text:span><text:span text:style-name="T22"> (b1.dt)ms </text:span><text:span text:style-name="T21">do</text:span></text:p>
            <text:p text:style-name="P7"><text:span text:style-name="T21"><text:s text:c="10"/></text:span><text:span text:style-name="T22">_led_toggle(b1.id);</text:span></text:p>
            <text:p text:style-name="P7"><text:span text:style-name="T21"><text:s text:c="7"/></text:span><text:span text:style-name="T21">end</text:span></text:p>
            <text:p text:style-name="P7"><text:span text:style-name="T21"><text:s text:c="4"/></text:span><text:span text:style-name="T21">with</text:span></text:p>
            <text:p text:style-name="P7"><text:span text:style-name="T21"><text:s text:c="7"/></text:span><text:span text:style-name="T21">every </text:span><text:span text:style-name="T22">(b2.dt)ms </text:span><text:span text:style-name="T21">do</text:span></text:p>
            <text:p text:style-name="P7"><text:span text:style-name="T21"><text:s text:c="10"/></text:span><text:span text:style-name="T22">_led_toggle(b2.id);</text:span></text:p>
            <text:p text:style-name="P7"><text:span text:style-name="T22"><text:s text:c="7"/></text:span><text:span text:style-name="T21">end</text:span></text:p>
            <text:p text:style-name="P7"><text:span text:style-name="T21"><text:s text:c="4"/></text:span><text:span text:style-name="T21">with</text:span></text:p>
            <text:p text:style-name="P7"><text:span text:style-name="T21"><text:s text:c="7"/></text:span><text:span text:style-name="T21">await FOREVER;</text:span></text:p>
            <text:p text:style-name="P7"><text:span text:style-name="T21"><text:s text:c="4"/></text:span><text:span text:style-name="T21">end</text:span></text:p>
            <text:p text:style-name="P7"><text:span text:style-name="T21"><text:s/></text:span><text:span text:style-name="T21">end</text:span></text:p>
          </draw:text-box>
        </draw:frame>
        <draw:frame draw:style-name="gr9" draw:text-style-name="P8" draw:layer="layout" svg:width="12.186cm" svg:height="5.635cm" svg:x="1.784cm" svg:y="6.882cm">
          <draw:text-box>
            <text:p text:style-name="P7"><text:span text:style-name="T24"><text:s/></text:span><text:span text:style-name="T24">class </text:span><text:span text:style-name="T23">BlinkA</text:span><text:span text:style-name="T24"> with</text:span></text:p>
            <text:p text:style-name="P7"><text:span text:style-name="T24"><text:s text:c="4"/></text:span><text:span text:style-name="T24">var int</text:span><text:span text:style-name="T23"> id;</text:span></text:p>
            <text:p text:style-name="P7"><text:span text:style-name="T23"><text:s text:c="4"/></text:span><text:span text:style-name="T24">var int </text:span><text:span text:style-name="T23">dt;</text:span></text:p>
            <text:p text:style-name="P7"><text:span text:style-name="T23"><text:s/></text:span><text:span text:style-name="T24">do</text:span></text:p>
            <text:p text:style-name="P7"><text:span text:style-name="T24"><text:s text:c="4"/></text:span><text:span text:style-name="T24">every</text:span><text:span text:style-name="T23"> (</text:span><text:span text:style-name="T25">this</text:span><text:span text:style-name="T23">.dt)ms </text:span><text:span text:style-name="T24">do</text:span></text:p>
            <text:p text:style-name="P7"><text:span text:style-name="T24"><text:s text:c="7"/></text:span><text:span text:style-name="T23">_led_toggle(</text:span><text:span text:style-name="T25">this</text:span><text:span text:style-name="T23">.id);</text:span></text:p>
            <text:p text:style-name="P7"><text:span text:style-name="T24"><text:s text:c="4"/></text:span><text:span text:style-name="T24">end</text:span></text:p>
            <text:p text:style-name="P7"><text:span text:style-name="T24"><text:s/></text:span><text:span text:style-name="T24">end</text:span></text:p>
          </draw:text-box>
        </draw:frame>
        <draw:custom-shape draw:style-name="gr4" draw:text-style-name="P5" draw:layer="layout" svg:width="9.652cm" svg:height="2.102cm" svg:x="3.302cm" svg:y="9.6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382cm" svg:height="1.878cm" svg:x="17.78cm" svg:y="11.8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954cm" svg:y1="10.668cm" svg:x2="17.78cm" svg:y2="15.494cm">
          <text:p/>
        </draw:line>
        <draw:line draw:style-name="gr5" draw:text-style-name="P5" draw:layer="layout" svg:x1="12.954cm" svg:y1="10.668cm" svg:x2="17.78cm" svg:y2="12.7cm">
          <text:p/>
        </draw:line>
        <draw:custom-shape draw:style-name="gr4" draw:text-style-name="P5" draw:layer="layout" svg:width="8.822cm" svg:height="1.324cm" svg:x="4.132cm" svg:y="14.27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954cm" svg:y1="14.732cm" svg:x2="16.91cm" svg:y2="9.398cm">
          <text:p/>
        </draw:line>
        <draw:custom-shape draw:style-name="gr4" draw:text-style-name="P5" draw:layer="layout" svg:width="9.252cm" svg:height="2.822cm" svg:x="16.91cm" svg:y="8.35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954cm" svg:y1="17.526cm" svg:x2="16.91cm" svg:y2="10.668cm">
          <text:p/>
        </draw:line>
        <draw:line draw:style-name="gr5" draw:text-style-name="P5" draw:layer="layout" svg:x1="12.954cm" svg:y1="19.304cm" svg:x2="17.78cm" svg:y2="17.526cm">
          <text:p/>
        </draw:line>
        <draw:custom-shape draw:style-name="gr4" draw:text-style-name="P5" draw:layer="layout" svg:width="8.382cm" svg:height="1.878cm" svg:x="17.78cm" svg:y="14.5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382cm" svg:height="0.642cm" svg:x="17.78cm" svg:y="17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822cm" svg:height="1.324cm" svg:x="4.132cm" svg:y="16.9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652cm" svg:height="0.642cm" svg:x="3.302cm" svg:y="19.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for BlinkA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4">Two instances running forever.</text:span></text:p>
                <text:p><text:span text:style-name="T14"/></text:p>
              </text:list-item>
              <text:list-item>
                <text:p><text:span text:style-name="T14">Two instances going out of scope.</text:span></text:p>
                <text:p><text:span text:style-name="T14"/></text:p>
              </text:list-item>
              <text:list-item>
                <text:p><text:span text:style-name="T14">Trying to escape with referen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0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for Rect</text:p>
          </draw:text-box>
        </draw:frame>
        <draw:frame draw:style-name="gr10" draw:text-style-name="P8" draw:layer="layout" svg:width="14.218cm" svg:height="4.289cm" svg:x="4.184cm" svg:y="4.183cm">
          <draw:text-box>
            <text:p text:style-name="P7"><text:span text:style-name="T24"><text:s/></text:span><text:span text:style-name="T24">class </text:span><text:span text:style-name="T23">Rect</text:span><text:span text:style-name="T24"> with</text:span></text:p>
            <text:p text:style-name="P7"><text:span text:style-name="T24"><text:s text:c="4"/></text:span><text:span text:style-name="T24">var </text:span><text:span text:style-name="T23">_SDL_Rect rect</text:span><text:span text:style-name="T23">; // dimensions</text:span></text:p>
            <text:p text:style-name="P7"><text:span text:style-name="T23"><text:s text:c="4"/></text:span><text:span text:style-name="T24">var int <text:s text:c="6"/></text:span><text:span text:style-name="T23">v</text:span><text:span text:style-name="T23">; <text:s text:c="3"/>// speed (px/s)</text:span></text:p>
            <text:p text:style-name="P7"><text:span text:style-name="T23"><text:s/></text:span><text:span text:style-name="T24">do</text:span></text:p>
            <text:p text:style-name="P7"><text:span text:style-name="T24"><text:s text:c="4"/></text:span><text:span text:style-name="T23">// redraws itself, moves to 500x</text:span></text:p>
            <text:p text:style-name="P7"><text:span text:style-name="T23"><text:s/></text:span><text:span text:style-name="T24">end</text:span></text:p>
          </draw:text-box>
        </draw:frame>
        <draw:frame draw:style-name="gr10" draw:text-style-name="P10" draw:layer="layout" svg:width="9.652cm" svg:height="10.925cm" svg:x="4.178cm" svg:y="9.207cm">
          <draw:text-box>
            <text:p text:style-name="P9"><text:span text:style-name="T26"><text:s/></text:span><text:span text:style-name="T26">loop do</text:span></text:p>
            <text:p text:style-name="P9"><text:span text:style-name="T26"><text:s text:c="4"/></text:span><text:span text:style-name="T26">var </text:span><text:span text:style-name="T27">Rect</text:span><text:span text:style-name="T26"> </text:span><text:span text:style-name="T27">r1</text:span><text:span text:style-name="T26"> with</text:span></text:p>
            <text:p text:style-name="P9"><text:span text:style-name="T26"><text:s text:c="7"/></text:span><text:span text:style-name="T26">this</text:span><text:span text:style-name="T27">.rect.x = 100;</text:span></text:p>
            <text:p text:style-name="P9"><text:span text:style-name="T26"><text:s text:c="7"/></text:span><text:span text:style-name="T26">this</text:span><text:span text:style-name="T27">.rect.y = 100;</text:span></text:p>
            <text:p text:style-name="P9"><text:span text:style-name="T26"><text:s text:c="7"/></text:span><text:span text:style-name="T26">this</text:span><text:span text:style-name="T27">.rect.w = 20;</text:span></text:p>
            <text:p text:style-name="P9"><text:span text:style-name="T26"><text:s text:c="7"/></text:span><text:span text:style-name="T26">this</text:span><text:span text:style-name="T27">.rect.h = 20;</text:span></text:p>
            <text:p text:style-name="P9"><text:span text:style-name="T26"><text:s text:c="7"/></text:span><text:span text:style-name="T26">this</text:span><text:span text:style-name="T27">.v <text:s text:c="5"/>= 100;</text:span></text:p>
            <text:p text:style-name="P9"><text:span text:style-name="T26"><text:s text:c="4"/></text:span><text:span text:style-name="T26">end;</text:span></text:p>
            <text:p text:style-name="P9"><text:span text:style-name="T26"><text:s text:c="4"/></text:span><text:span text:style-name="T26">var </text:span><text:span text:style-name="T27">Rect</text:span><text:span text:style-name="T26"> </text:span><text:span text:style-name="T27">r2</text:span><text:span text:style-name="T26"> with</text:span></text:p>
            <text:p text:style-name="P9"><text:span text:style-name="T26"><text:s text:c="7"/></text:span><text:span text:style-name="T26">this.</text:span><text:span text:style-name="T27">rect.x = 100;</text:span></text:p>
            <text:p text:style-name="P9"><text:span text:style-name="T26"><text:s text:c="7"/></text:span><text:span text:style-name="T26">this.</text:span><text:span text:style-name="T27">rect.y = 200;</text:span></text:p>
            <text:p text:style-name="P9"><text:span text:style-name="T26"><text:s text:c="7"/></text:span><text:span text:style-name="T26">this</text:span><text:span text:style-name="T27">.rect.w = 40;</text:span></text:p>
            <text:p text:style-name="P9"><text:span text:style-name="T26"><text:s text:c="7"/></text:span><text:span text:style-name="T26">this</text:span><text:span text:style-name="T27">.rect.h = 40;</text:span></text:p>
            <text:p text:style-name="P9"><text:span text:style-name="T26"><text:s text:c="7"/></text:span><text:span text:style-name="T26">this</text:span><text:span text:style-name="T27">.v <text:s text:c="5"/>= 25;</text:span></text:p>
            <text:p text:style-name="P9"><text:span text:style-name="T26"><text:s text:c="4"/></text:span><text:span text:style-name="T26">end;</text:span></text:p>
            <text:p text:style-name="P9"><text:span text:style-name="T26"><text:s text:c="4"/></text:span><text:span text:style-name="T26">await </text:span><text:span text:style-name="T27">10s;</text:span></text:p>
            <text:p text:style-name="P9"><text:span text:style-name="T26"><text:s/></text:span><text:span text:style-name="T26">end</text:span></text:p>
            <text:p text:style-name="P9"><text:span text:style-name="T2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1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nces: <text:span text:style-name="T20">new</text:span><text:span text:style-name="T28"> &amp; </text:span><text:span text:style-name="T20">spawn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4">Using the </text:span><text:span text:style-name="T15">new</text:span><text:span text:style-name="T16"> &lt;Class&gt; operator</text:span></text:p>
              </text:list-item>
              <text:list-item>
                <text:p><text:span text:style-name="T16">Using the </text:span><text:span text:style-name="T15">spawn</text:span><text:span text:style-name="T16"> &lt;Class&gt; operator</text:span></text:p>
              </text:list-item>
            </text:list>
          </draw:text-box>
        </draw:frame>
        <draw:frame draw:style-name="gr3" draw:text-style-name="P4" draw:layer="layout" svg:width="12.207cm" svg:height="7.605cm" svg:x="0.925cm" svg:y="9.92cm">
          <draw:text-box>
            <text:p text:style-name="P3"><text:span text:style-name="T4"><text:s/></text:span><text:span text:style-name="T4">do</text:span></text:p>
            <text:p text:style-name="P3"><text:span text:style-name="T4"><text:s text:c="4"/></text:span><text:span text:style-name="T4">var </text:span><text:span text:style-name="T5">&lt;Class&gt;</text:span><text:span text:style-name="T5">* ptr;</text:span></text:p>
            <text:p text:style-name="P3"><text:span text:style-name="T5"><text:s text:c="4"/></text:span><text:span text:style-name="T4">loop do</text:span></text:p>
            <text:p text:style-name="P3"><text:span text:style-name="T5"><text:s text:c="7"/></text:span><text:span text:style-name="T5">&lt;...&gt;</text:span></text:p>
            <text:p text:style-name="P3"><text:span text:style-name="T4"><text:s text:c="3"/></text:span><text:span text:style-name="T8"><text:s text:c="4"/></text:span><text:span text:style-name="T8">ptr = </text:span><text:span text:style-name="T7">new </text:span><text:span text:style-name="T8">&lt;Class&gt; </text:span><text:span text:style-name="T7">with</text:span></text:p>
            <text:p text:style-name="P3"><text:span text:style-name="T7"><text:s text:c="16"/></text:span><text:span text:style-name="T8">&lt;...&gt;</text:span></text:p>
            <text:p text:style-name="P3"><text:span text:style-name="T8"><text:s text:c="13"/></text:span><text:span text:style-name="T7">end;</text:span></text:p>
            <text:p text:style-name="P3"><text:span text:style-name="T7"><text:s text:c="4"/></text:span><text:span text:style-name="T7">end</text:span></text:p>
            <text:p text:style-name="P3"><text:span text:style-name="T7"><text:s/></text:span><text:span text:style-name="T7">end</text:span></text:p>
          </draw:text-box>
        </draw:frame>
        <draw:frame draw:style-name="gr11" draw:text-style-name="P4" draw:layer="layout" svg:width="12.207cm" svg:height="6.294cm" svg:x="14.717cm" svg:y="9.92cm">
          <draw:text-box>
            <text:p text:style-name="P3"><text:span text:style-name="T4"><text:s/></text:span><text:span text:style-name="T4">do</text:span></text:p>
            <text:p text:style-name="P3"><text:span text:style-name="T5"><text:s text:c="4"/></text:span><text:span text:style-name="T4">loop do</text:span></text:p>
            <text:p text:style-name="P3"><text:span text:style-name="T5"><text:s text:c="7"/></text:span><text:span text:style-name="T5">&lt;...&gt;</text:span></text:p>
            <text:p text:style-name="P3"><text:span text:style-name="T4"><text:s text:c="3"/></text:span><text:span text:style-name="T8"><text:s text:c="4"/></text:span><text:span text:style-name="T8">ok = </text:span><text:span text:style-name="T7">spawn </text:span><text:span text:style-name="T8">&lt;Class&gt; </text:span><text:span text:style-name="T7">with</text:span></text:p>
            <text:p text:style-name="P3"><text:span text:style-name="T7"><text:s text:c="16"/></text:span><text:span text:style-name="T8">&lt;...&gt;</text:span></text:p>
            <text:p text:style-name="P3"><text:span text:style-name="T8"><text:s text:c="12"/></text:span><text:span text:style-name="T7">end;</text:span></text:p>
            <text:p text:style-name="P3"><text:span text:style-name="T7"><text:s text:c="4"/></text:span><text:span text:style-name="T7">end</text:span></text:p>
            <text:p text:style-name="P3"><text:span text:style-name="T7"><text:s/></text:span><text:span text:style-name="T7">end</text:span></text:p>
          </draw:text-box>
        </draw:frame>
        <draw:custom-shape draw:style-name="gr4" draw:text-style-name="P5" draw:layer="layout" svg:width="9.652cm" svg:height="2.44cm" svg:x="3.302cm" svg:y="12.95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302cm" svg:y1="14.224cm" svg:x2="1.778cm" svg:y2="10.922cm">
          <text:p/>
        </draw:line>
        <draw:custom-shape draw:style-name="gr4" draw:text-style-name="P5" draw:layer="layout" svg:width="9.652cm" svg:height="2.44cm" svg:x="17.018cm" svg:y="12.19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7.018cm" svg:y1="13.462cm" svg:x2="15.494cm" svg:y2="10.922cm">
          <text:p/>
        </draw:lin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2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for Rec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9">A new instance every 1s.</text:span></text:p>
                <text:list>
                  <text:list-item>
                    <text:p><text:span text:style-name="T30">random position &amp; speed</text:span></text:p>
                  </text:list-item>
                </text:list>
                <text:p><text:span text:style-name="T14"/></text:p>
                <text:p><text:span text:style-name="T14"/></text:p>
                <text:p><text:span text:style-name="T29"/></text:p>
                <text:p><text:span text:style-name="T29"/></text:p>
              </text:list-item>
              <text:list-item>
                <text:p><text:span text:style-name="T29">Restart everything after 20s.</text:span></text:p>
              </text:list-item>
            </text:list>
          </draw:text-box>
        </draw:frame>
        <draw:frame draw:style-name="gr10" draw:text-style-name="P12" draw:layer="layout" svg:width="9.398cm" svg:height="7.943cm" svg:x="17.74cm" svg:y="5.034cm">
          <draw:text-box>
            <text:p text:style-name="P11"><text:span text:style-name="T27"><text:s/></text:span><text:span text:style-name="T31">do</text:span></text:p>
            <text:p text:style-name="P11"><text:span text:style-name="T27"><text:s text:c="3"/></text:span><text:span text:style-name="T31">loop</text:span><text:span text:style-name="T27"> </text:span><text:span text:style-name="T31">do</text:span></text:p>
            <text:p text:style-name="P11"><text:span text:style-name="T27"><text:s text:c="5"/></text:span><text:span text:style-name="T31">await</text:span><text:span text:style-name="T27"> 1s;</text:span></text:p>
            <text:p text:style-name="P11"><text:span text:style-name="T27"><text:s text:c="5"/></text:span><text:span text:style-name="T31">spawn</text:span><text:span text:style-name="T27"> Rect </text:span><text:span text:style-name="T31">with</text:span></text:p>
            <text:p text:style-name="P11"><text:span text:style-name="T27"><text:s text:c="7"/></text:span><text:span text:style-name="T31">this</text:span><text:span text:style-name="T27">.rect.x = 100;</text:span></text:p>
            <text:p text:style-name="P11"><text:span text:style-name="T27"><text:s text:c="7"/></text:span><text:span text:style-name="T31">this</text:span><text:span text:style-name="T27">.rect.y = _rand();</text:span></text:p>
            <text:p text:style-name="P11"><text:span text:style-name="T27"><text:s text:c="7"/></text:span><text:span text:style-name="T31">this</text:span><text:span text:style-name="T27">.rect.w = 20;</text:span></text:p>
            <text:p text:style-name="P11"><text:span text:style-name="T27"><text:s text:c="7"/></text:span><text:span text:style-name="T31">this</text:span><text:span text:style-name="T27">.rect.h = 20;</text:span></text:p>
            <text:p text:style-name="P11"><text:span text:style-name="T27"><text:s text:c="7"/></text:span><text:span text:style-name="T31">this</text:span><text:span text:style-name="T27">.v <text:s text:c="5"/>= _rand();</text:span></text:p>
            <text:p text:style-name="P11"><text:span text:style-name="T27"><text:s text:c="5"/></text:span><text:span text:style-name="T31">end</text:span><text:span text:style-name="T27">;</text:span></text:p>
            <text:p text:style-name="P11"><text:span text:style-name="T27"><text:s text:c="3"/></text:span><text:span text:style-name="T31">end</text:span></text:p>
            <text:p text:style-name="P11"><text:span text:style-name="T27"><text:s/></text:span><text:span text:style-name="T31">end</text:span></text:p>
            <text:p text:style-name="P11"><text:span text:style-name="T27"/></text:p>
          </draw:text-box>
        </draw:frame>
        <draw:frame draw:style-name="gr10" draw:text-style-name="P12" draw:layer="layout" svg:width="9.398cm" svg:height="5.571cm" svg:x="17.78cm" svg:y="14.835cm">
          <draw:text-box>
            <text:p text:style-name="P11"><text:span text:style-name="T27"><text:s/></text:span><text:span text:style-name="T31">loop do</text:span></text:p>
            <text:p text:style-name="P11"><text:span text:style-name="T31"><text:s text:c="4"/></text:span><text:span text:style-name="T31">par/or do</text:span></text:p>
            <text:p text:style-name="P11"><text:span text:style-name="T27"><text:s text:c="7"/></text:span><text:span text:style-name="T31">await</text:span><text:span text:style-name="T27"> 20s;</text:span></text:p>
            <text:p text:style-name="P11"><text:span text:style-name="T27"><text:s text:c="4"/></text:span><text:span text:style-name="T31">with</text:span></text:p>
            <text:p text:style-name="P11"><text:span text:style-name="T27"><text:s text:c="7"/></text:span><text:span text:style-name="T31">do</text:span></text:p>
            <text:p text:style-name="P11"><text:span text:style-name="T27"><text:s text:c="10"/></text:span><text:span text:style-name="T27">&lt;...&gt;</text:span></text:p>
            <text:p text:style-name="P11"><text:span text:style-name="T27"><text:s text:c="7"/></text:span><text:span text:style-name="T31">end</text:span></text:p>
            <text:p text:style-name="P11"><text:span text:style-name="T27"><text:s text:c="4"/></text:span><text:span text:style-name="T31">end</text:span></text:p>
            <text:p text:style-name="P11"><text:span text:style-name="T27"><text:s/></text:span><text:span text:style-name="T31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3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Network Protoco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9">Handle </text:span><text:span text:style-name="T32">START</text:span><text:span text:style-name="T29">/</text:span><text:span text:style-name="T32">STOP</text:span><text:span text:style-name="T29">.</text:span></text:p>
              </text:list-item>
              <text:list-item>
                <text:p><text:span text:style-name="T29">Spawn a new instance on every </text:span><text:span text:style-name="T32">RECEIVE</text:span><text:span text:style-name="T29">.</text:span></text:p>
              </text:list-item>
            </text:list>
          </draw:text-box>
        </draw:frame>
        <draw:frame draw:style-name="gr12" draw:text-style-name="P14" draw:layer="layout" svg:width="13.016cm" svg:height="11.019cm" svg:x="5.78cm" svg:y="9.036cm">
          <draw:text-box>
            <text:p text:style-name="P13"><text:span text:style-name="T24"><text:s/></text:span><text:span text:style-name="T24">loop do</text:span></text:p>
            <text:p text:style-name="P13"><text:span text:style-name="T24"><text:s text:c="4"/></text:span><text:span text:style-name="T24">await </text:span><text:span text:style-name="T23">START;</text:span></text:p>
            <text:p text:style-name="P13"><text:span text:style-name="T23"><text:s text:c="4"/></text:span><text:span text:style-name="T24">par/or do</text:span></text:p>
            <text:p text:style-name="P13"><text:span text:style-name="T24"><text:s text:c="7"/></text:span><text:span text:style-name="T24">await </text:span><text:span text:style-name="T23">STOP;</text:span></text:p>
            <text:p text:style-name="P13"><text:span text:style-name="T23"><text:s text:c="4"/></text:span><text:span text:style-name="T24">with</text:span></text:p>
            <text:p text:style-name="P13"><text:span text:style-name="T23"><text:s text:c="7"/></text:span><text:span text:style-name="T24">do</text:span></text:p>
            <text:p text:style-name="P13"><text:span text:style-name="T23"><text:s text:c="10"/></text:span><text:span text:style-name="T24">loop</text:span><text:span text:style-name="T23"> </text:span><text:span text:style-name="T24">do</text:span></text:p>
            <text:p text:style-name="P13"><text:span text:style-name="T23"><text:s text:c="13"/></text:span><text:span text:style-name="T23">msg = </text:span><text:span text:style-name="T24">await</text:span><text:span text:style-name="T23"> RECEIVE;</text:span></text:p>
            <text:p text:style-name="P13"><text:span text:style-name="T23"><text:s text:c="13"/></text:span><text:span text:style-name="T24">spawn</text:span><text:span text:style-name="T23"> Proto </text:span><text:span text:style-name="T24">with</text:span></text:p>
            <text:p text:style-name="P13"><text:span text:style-name="T24"><text:s text:c="16"/></text:span><text:span text:style-name="T24">this</text:span><text:span text:style-name="T23">.msg = msg;</text:span></text:p>
            <text:p text:style-name="P13"><text:span text:style-name="T24"><text:s text:c="16"/></text:span><text:span text:style-name="T24">&lt;...&gt;</text:span></text:p>
            <text:p text:style-name="P13"><text:span text:style-name="T23"><text:s text:c="13"/></text:span><text:span text:style-name="T24">end</text:span><text:span text:style-name="T23">;</text:span></text:p>
            <text:p text:style-name="P13"><text:span text:style-name="T23"><text:s text:c="10"/></text:span><text:span text:style-name="T24">end</text:span></text:p>
            <text:p text:style-name="P13"><text:span text:style-name="T23"><text:s text:c="7"/></text:span><text:span text:style-name="T24">end</text:span></text:p>
            <text:p text:style-name="P13"><text:span text:style-name="T23"><text:s text:c="4"/></text:span><text:span text:style-name="T24">end</text:span></text:p>
            <text:p text:style-name="P13"><text:span text:style-name="T24"><text:s/></text:span><text:span text:style-name="T24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4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(<text:span text:style-name="T3">static</text:span>) alloc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9">Using the heap is not recommended in WSNs.</text:span></text:p>
                <text:list>
                  <text:list-item>
                    <text:p><text:span text:style-name="T29">Instead, use </text:span><text:span text:style-name="T33">memory pools</text:span><text:span text:style-name="T29">.</text:span></text:p>
                    <text:p><text:span text:style-name="T29"/></text:p>
                  </text:list-item>
                </text:list>
              </text:list-item>
              <text:list-item>
                <text:p><text:span text:style-name="T29">Céu offers per-class and per-instantiation pools:</text:span></text:p>
                <text:list>
                  <text:list-item>
                    <text:p><text:span text:style-name="T34">class</text:span><text:span text:style-name="T35"> [N] Proto</text:span></text:p>
                  </text:list-item>
                  <text:list-item>
                    <text:p><text:span text:style-name="T34">spawn</text:span><text:span text:style-name="T35"> [N] Proto</text:span></text:p>
                    <text:p><text:span text:style-name="T29"/></text:p>
                  </text:list-item>
                </text:list>
              </text:list-item>
              <text:list-item>
                <text:p><text:span text:style-name="T29">No need for message buffe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15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gment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/>Memory Pools (<text:span text:style-name="T3">PoolC, memb</text:span><text:span text:style-name="T14">)</text:span></text:p>
              </text:list-item>
            </text:list>
            <text:list text:style-name="L6">
              <text:list-item>
                <text:list>
                  <text:list-item>
                    <text:p><text:span text:style-name="T14">fixed sizes, low overhead, no fragmentation</text:span></text:p>
                  </text:list-item>
                </text:list>
              </text:list-item>
            </text:list>
            <text:list text:style-name="L5">
              <text:list-item>
                <text:p><text:span text:style-name="T14"><text:s/></text:span><text:span text:style-name="T14">Custom </text:span><text:span text:style-name="T3">malloc</text:span><text:span text:style-name="T14"> (</text:span><text:span text:style-name="T3">mmem</text:span><text:span text:style-name="T14">)</text:span></text:p>
              </text:list-item>
            </text:list>
            <text:list text:style-name="L6">
              <text:list-item>
                <text:list>
                  <text:list-item>
                    <text:p><text:span text:style-name="T14">var sizes, some overhead, no fragmentation</text:span></text:p>
                  </text:list-item>
                </text:list>
              </text:list-item>
            </text:list>
            <text:list text:style-name="L5">
              <text:list-item>
                <text:p><text:span text:style-name="T14"><text:s/></text:span><text:span text:style-name="T14">Out-of-the-box </text:span><text:span text:style-name="T3">malloc</text:span></text:p>
              </text:list-item>
            </text:list>
            <text:list text:style-name="L6">
              <text:list-item>
                <text:list>
                  <text:list-item>
                    <text:p><text:span text:style-name="T14">var sizes, portable, fragmentation</text:span></text:p>
                  </text:list-item>
                </text:list>
              </text:list-item>
            </text:list>
          </draw:text-box>
        </draw:frame>
        <draw:frame draw:style-name="gr13" draw:text-style-name="P16" draw:layer="layout" svg:width="26.049cm" svg:height="4.24cm" svg:x="1.017cm" svg:y="16.256cm">
          <draw:text-box>
            <text:p text:style-name="P15"><text:span text:style-name="T36"/></text:p>
            <text:p text:style-name="P15"><text:span text:style-name="T36"><text:s/></text:span><text:span text:style-name="T36">// (1): Memory Pools <text:s text:c="14"/>// (2,3): malloc</text:span></text:p>
            <text:p text:style-name="P15"><text:span text:style-name="T36"><text:s/></text:span><text:span text:style-name="T36">class T (10) with ... end <text:s text:c="9"/>class T with ... 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4" draw:text-style-name="P16" draw:layer="layout" svg:width="26.049cm" svg:height="20.066cm" svg:x="1.016cm" svg:y="0.408cm">
          <draw:text-box>
            <text:p text:style-name="P15"><text:span text:style-name="T36"/></text:p>
            <text:p text:style-name="P15"><text:span text:style-name="T36"/></text:p>
            <text:p text:style-name="P15"><text:span text:style-name="T36"><text:s/></text:span><text:span text:style-name="T36">class Rect (10) with</text:span></text:p>
            <text:p text:style-name="P15"><text:span text:style-name="T36"><text:s text:c="5"/></text:span><text:span text:style-name="T36">var _SDL_Rect <text:s/>rct;</text:span></text:p>
            <text:p text:style-name="P15"><text:span text:style-name="T36"><text:s text:c="5"/></text:span><text:span text:style-name="T36">var int <text:s text:c="7"/>dt;</text:span></text:p>
            <text:p text:style-name="P15"><text:span text:style-name="T36"><text:s text:c="5"/></text:span><text:span text:style-name="T36">var _SDL_Renderer* ren;</text:span></text:p>
            <text:p text:style-name="P15"><text:span text:style-name="T36"><text:s/></text:span><text:span text:style-name="T36">do</text:span></text:p>
            <text:p text:style-name="P15"><text:span text:style-name="T36"><text:s text:c="5"/></text:span><text:span text:style-name="T36">var _SDL_Color clr;</text:span></text:p>
            <text:p text:style-name="P15"><text:span text:style-name="T36"><text:s text:c="9"/></text:span><text:span text:style-name="T36">...</text:span></text:p>
            <text:p text:style-name="P15"><text:span text:style-name="T36"/></text:p>
            <text:p text:style-name="P15"><text:span text:style-name="T36"><text:s text:c="5"/></text:span><text:span text:style-name="T36">par/or do</text:span></text:p>
            <text:p text:style-name="P15"><text:span text:style-name="T36"><text:s text:c="9"/></text:span><text:span text:style-name="T36">loop do</text:span></text:p>
            <text:p text:style-name="P15"><text:span text:style-name="T36"><text:s text:c="13"/></text:span><text:span text:style-name="T36">await (this.dt) ms;</text:span></text:p>
            <text:p text:style-name="P15"><text:span text:style-name="T36"><text:s text:c="13"/></text:span><text:span text:style-name="T36">this.rct.x = rct.x + 1;</text:span></text:p>
            <text:p text:style-name="P15"><text:span text:style-name="T36"><text:s text:c="13"/></text:span><text:span text:style-name="T36">if this.rct.x &gt; 500 then</text:span></text:p>
            <text:p text:style-name="P15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break;</text:span></text:p>
            <text:p text:style-name="P15"><text:span text:style-name="T36"><text:tab/></text:span><text:span text:style-name="T36"><text:tab/></text:span><text:span text:style-name="T36"><text:tab/></text:span><text:span text:style-name="T36"><text:tab/></text:span><text:span text:style-name="T36">end</text:span></text:p>
            <text:p text:style-name="P15"><text:span text:style-name="T36"><text:s text:c="9"/></text:span><text:span text:style-name="T36">end</text:span></text:p>
            <text:p text:style-name="P15"><text:span text:style-name="T36"><text:s text:c="5"/></text:span><text:span text:style-name="T36">with</text:span></text:p>
            <text:p text:style-name="P15"><text:span text:style-name="T36"><text:s text:c="9"/></text:span><text:span text:style-name="T36">loop do</text:span></text:p>
            <text:p text:style-name="P15"><text:span text:style-name="T36"><text:s text:c="13"/></text:span><text:span text:style-name="T36">await SDL_REDRAW;</text:span></text:p>
            <text:p text:style-name="P15"><text:span text:style-name="T36"><text:s text:c="13"/></text:span><text:span text:style-name="T36">_SDL_SetRenderDrawColor(ren, clr.r,clr.g,clr.b,0);</text:span></text:p>
            <text:p text:style-name="P15"><text:span text:style-name="T36"><text:s text:c="13"/></text:span><text:span text:style-name="T36">_SDL_RenderFillRect(ren, &amp;rct);</text:span></text:p>
            <text:p text:style-name="P15"><text:span text:style-name="T36"><text:s text:c="9"/></text:span><text:span text:style-name="T36">end</text:span></text:p>
            <text:p text:style-name="P15"><text:span text:style-name="T36"><text:s text:c="5"/></text:span><text:span text:style-name="T36">end</text:span></text:p>
            <text:p text:style-name="P15"><text:span text:style-name="T36"><text:s/></text:span><text:span text:style-name="T36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7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nes of code</text:p>
              </text:list-item>
              <text:list-item>
                <text:p>Memory usage</text:p>
                <text:list>
                  <text:list-item>
                    <text:p>number of failed calls to malloc/Pool.get()</text:p>
                  </text:list-item>
                </text:list>
              </text:list-item>
              <text:list-item>
                <text:p>Run-time overhead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8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ynamic long-lived structures</text:p>
                <text:list>
                  <text:list-item>
                    <text:p>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9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8.9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7T22:07:28</meta:creation-date>
    <meta:editing-duration>P1DT23H13M17S</meta:editing-duration>
    <meta:editing-cycles>87</meta:editing-cycles>
    <dc:date>2013-10-06T20:33:54</dc:date>
    <meta:generator>LibreOffice/4.0.2.2$Linux_X86_64 LibreOffice_project/400m0$Build-2</meta:generator>
    <meta:document-statistic meta:object-count="152"/>
  </office:meta>
</office:document-meta>
</file>